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arial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2" style:family="text">
      <style:text-properties fo:font-variant="normal" fo:text-transform="none" fo:color="#040c28" loext:opacity="100%" style:font-name="Google Sans" fo:font-size="15pt" fo:letter-spacing="normal" fo:font-style="normal" fo:font-weight="bold"/>
    </style:style>
    <style:style style:name="T3" style:family="text">
      <style:text-properties officeooo:rsid="000ee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LID Principles:</text:p>
      <text:p text:style-name="Standard"/>
      <text:p text:style-name="Standard">S: Single Responsibility</text:p>
      <text:p text:style-name="Standard">O: Open/Close</text:p>
      <text:p text:style-name="Standard">L: Liskov Substitution</text:p>
      <text:p text:style-name="Standard">I: Interface Segmentated</text:p>
      <text:p text:style-name="Standard">D: Dependency <text:span text:style-name="T3">Inversion</text:span></text:p>
      <text:p text:style-name="Standard"/>
      <text:p text:style-name="Standard">Avoid code duplication.</text:p>
      <text:p text:style-name="Standard">https://www.youtube.com/watch?v=XI7zep97c-Y</text:p>
      <text:p text:style-name="Standard"/>
      <text:p text:style-name="Standard">S:</text:p>
      <text:p text:style-name="Standard">A class should have only one reason for change.</text:p>
      <text:p text:style-name="Standard"/>
      <text:p text:style-name="Standard">O:</text:p>
      <text:p text:style-name="Standard">A class should be open for extension and closed for modification.</text:p>
      <text:p text:style-name="Standard"/>
      <text:p text:style-name="Standard">L:</text:p>
      <text:p text:style-name="Standard">If class B is a subClass of A then we should be able to substitute A with B without breaking the behavior of program.</text:p>
      <text:p text:style-name="Standard"/>
      <text:p text:style-name="Standard">I:</text:p>
      <text:p text:style-name="Standard">Interfaces should be created so that client does not need to implement unnecessary functions they do not want to implement.</text:p>
      <text:p text:style-name="Standard"/>
      <text:p text:style-name="Standard">D:</text:p>
      <text:p text:style-name="Standard">Class should depend upon interface rather than concrete class.</text:p>
      <text:p text:style-name="Standard"><text:s/></text:p>
      <text:p text:style-name="Standard"/>
      <text:p text:style-name="P1"><text:span text:style-name="T1">SOLID principles </text:span><text:span text:style-name="T2">enable engineers to make designs easier to understand, maintain, and extend</text:span><text:span text:style-name="T1">. Ultimately, using these design principles makes it easier for software engineers to avoid issues and to build adaptive, effective, and agile software.</text:span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arial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9M38S</meta:editing-duration>
    <meta:editing-cycles>14</meta:editing-cycles>
    <meta:generator>LibreOffice/7.3.7.2$Linux_X86_64 LibreOffice_project/30$Build-2</meta:generator>
    <dc:date>2024-12-15T14:31:45.820247700</dc:date>
    <meta:document-statistic meta:table-count="0" meta:image-count="0" meta:object-count="0" meta:page-count="1" meta:paragraph-count="20" meta:word-count="133" meta:character-count="859" meta:non-whitespace-character-count="743"/>
    <meta:user-defined meta:name="Info 1"/>
    <meta:user-defined meta:name="Info 2"/>
    <meta:user-defined meta:name="Info 3"/>
    <meta:user-defined meta:name="Info 4"/>
  </office:meta>
</office:document-meta>
</file>